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page-number="auto"/>
    </style:style>
    <style:style style:name="P10" style:parent-style-name="Sinespaciado" style:family="paragraph">
      <style:paragraph-properties fo:text-align="end"/>
    </style:style>
    <style:style style:name="T11" style:parent-style-name="Fuentedepárrafopredeter." style:family="text">
      <style:text-properties fo:text-transform="uppercase" fo:color="#323E4F" fo:font-size="20pt" style:font-size-asian="20pt" style:font-size-complex="20pt"/>
    </style:style>
    <style:style style:name="P12" style:parent-style-name="Sinespaciado" style:family="paragraph">
      <style:paragraph-properties fo:text-align="end"/>
    </style:style>
    <style:style style:name="T13" style:parent-style-name="Fuentedepárrafopredeter." style:family="text">
      <style:text-properties fo:text-transform="uppercase" fo:color="#323E4F" fo:font-size="26pt" style:font-size-asian="26pt" style:font-size-complex="26pt"/>
    </style:style>
    <style:style style:name="P14" style:parent-style-name="Sinespaciado" style:family="paragraph">
      <style:paragraph-properties fo:text-align="end"/>
      <style:text-properties fo:font-variant="small-caps" fo:color="#44546A" fo:font-size="18pt" style:font-size-asian="18pt" style:font-size-complex="18pt"/>
    </style:style>
    <style:style style:name="P15" style:parent-style-name="Normal" style:family="paragraph">
      <style:paragraph-properties fo:break-before="page"/>
    </style:style>
    <style:style style:name="P16" style:parent-style-name="TDC1" style:family="paragraph">
      <style:paragraph-properties>
        <style:tab-stops>
          <style:tab-stop style:type="right" style:leader-style="dotted" style:leader-text="." style:position="5.8986in"/>
        </style:tab-stops>
      </style:paragraph-properties>
    </style:style>
    <style:style style:name="P17" style:parent-style-name="TDC2" style:family="paragraph">
      <style:paragraph-properties>
        <style:tab-stops>
          <style:tab-stop style:type="right" style:leader-style="dotted" style:leader-text="." style:position="5.7319in"/>
        </style:tab-stops>
      </style:paragraph-properties>
    </style:style>
    <style:style style:name="P18" style:parent-style-name="TDC2" style:family="paragraph">
      <style:paragraph-properties>
        <style:tab-stops>
          <style:tab-stop style:type="right" style:leader-style="dotted" style:leader-text="." style:position="5.7319in"/>
        </style:tab-stops>
      </style:paragraph-properties>
    </style:style>
    <style:style style:name="P19" style:parent-style-name="Normal" style:family="paragraph">
      <style:paragraph-properties fo:break-before="page"/>
    </style:style>
    <style:style style:name="P20" style:parent-style-name="Normal" style:family="paragraph">
      <style:text-properties fo:font-weight="bold" style:font-weight-asian="bold" style:font-weight-complex="bold"/>
    </style:style>
    <style:style style:name="P21" style:parent-style-name="Normal" style:list-style-name="LFO1" style:family="paragraph"/>
    <style:style style:name="T22" style:parent-style-name="Fuentedepárrafopredeter." style:family="text">
      <style:text-properties fo:font-weight="bold" style:font-weight-asian="bold" style:font-weight-complex="bold"/>
    </style:style>
    <style:style style:name="P23" style:parent-style-name="Normal" style:list-style-name="LFO1" style:family="paragraph"/>
    <style:style style:name="T24" style:parent-style-name="Fuentedepárrafopredeter."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list-style-name="LFO2" style:family="paragraph"/>
    <style:style style:name="P27" style:parent-style-name="Normal" style:family="paragraph">
      <style:paragraph-properties fo:margin-left="0.5in">
        <style:tab-stops/>
      </style:paragraph-properties>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Normal" style:family="paragraph">
      <style:paragraph-properties fo:margin-left="0.5in">
        <style:tab-stops/>
      </style:paragraph-properties>
    </style:style>
    <style:style style:name="T31" style:parent-style-name="Fuentedepárrafopredeter." style:family="text">
      <style:text-properties fo:font-weight="bold" style:font-weight-asian="bold" style:font-weight-complex="bold"/>
    </style:style>
    <style:style style:name="P32" style:parent-style-name="Normal" style:list-style-name="LFO2" style:family="paragraph"/>
    <style:style style:name="P33" style:parent-style-name="Normal" style:family="paragraph">
      <style:paragraph-properties fo:margin-left="0.5in">
        <style:tab-stops/>
      </style:paragraph-properties>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P36" style:parent-style-name="Normal" style:family="paragraph">
      <style:paragraph-properties fo:margin-left="0.5in">
        <style:tab-stops/>
      </style:paragraph-properties>
    </style:style>
    <style:style style:name="T37" style:parent-style-name="Fuentedepárrafopredeter." style:family="text">
      <style:text-properties fo:font-weight="bold" style:font-weight-asian="bold" style:font-weight-complex="bold"/>
    </style:style>
    <style:style style:name="P38" style:parent-style-name="Normal" style:list-style-name="LFO2" style:family="paragraph"/>
    <style:style style:name="P39" style:parent-style-name="Normal" style:family="paragraph">
      <style:paragraph-properties fo:margin-left="0.5in">
        <style:tab-stops/>
      </style:paragraph-properties>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P42" style:parent-style-name="Normal" style:family="paragraph">
      <style:paragraph-properties fo:margin-left="0.5in">
        <style:tab-stops/>
      </style:paragraph-properties>
    </style:style>
    <style:style style:name="T43" style:parent-style-name="Fuentedepárrafopredeter."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list-style-name="LFO3" style:family="paragraph"/>
    <style:style style:name="T46" style:parent-style-name="Fuentedepárrafopredeter." style:family="text">
      <style:text-properties fo:font-weight="bold" style:font-weight-asian="bold" style:font-weight-complex="bold"/>
    </style:style>
    <style:style style:name="P47" style:parent-style-name="Normal" style:list-style-name="LFO3" style:family="paragraph"/>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4" style:family="paragraph"/>
    <style:style style:name="T53" style:parent-style-name="Fuentedepárrafopredeter." style:family="text">
      <style:text-properties fo:font-weight="bold" style:font-weight-asian="bold" style:font-weight-complex="bold"/>
    </style:style>
    <style:style style:name="P54" style:parent-style-name="Normal" style:list-style-name="LFO4" style:family="paragraph"/>
    <style:style style:name="P55" style:parent-style-name="Normal" style:list-style-name="LFO4" style:family="paragraph"/>
    <style:style style:name="P56" style:parent-style-name="Normal" style:family="paragraph">
      <style:text-properties fo:font-weight="bold" style:font-weight-asian="bold" style:font-weight-complex="bold"/>
    </style:style>
    <style:style style:name="P57" style:parent-style-name="Normal" style:list-style-name="LFO5" style:family="paragraph"/>
    <style:style style:name="T58" style:parent-style-name="Fuentedepárrafopredeter." style:family="text">
      <style:text-properties fo:font-weight="bold" style:font-weight-asian="bold" style:font-weight-complex="bold"/>
    </style:style>
    <style:style style:name="P59" style:parent-style-name="Normal" style:list-style-name="LFO5" style:family="paragraph"/>
    <style:style style:name="T60" style:parent-style-name="Fuentedepárrafopredeter." style:family="text">
      <style:text-properties fo:font-weight="bold" style:font-weight-asian="bold" style:font-weight-complex="bold"/>
    </style:style>
    <style:style style:name="P61" style:parent-style-name="Normal" style:list-style-name="LFO5" style:family="paragraph"/>
    <style:style style:name="T62" style:parent-style-name="Fuentedepárrafopredeter."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list-style-name="LFO6" style:family="paragraph"/>
    <style:style style:name="T65" style:parent-style-name="Fuentedepárrafopredeter." style:family="text">
      <style:text-properties fo:font-weight="bold" style:font-weight-asian="bold" style:font-weight-complex="bold"/>
    </style:style>
    <style:style style:name="P66" style:parent-style-name="Normal" style:list-style-name="LFO6" style:family="paragraph"/>
    <style:style style:name="P67" style:parent-style-name="Normal" style:list-style-name="LFO6" style:family="paragraph"/>
    <style:style style:name="P68" style:parent-style-name="Normal" style:family="paragraph">
      <style:text-properties fo:font-weight="bold" style:font-weight-asian="bold" style:font-weight-complex="bold"/>
    </style:style>
    <style:style style:name="P69" style:parent-style-name="Normal" style:list-style-name="LFO7" style:family="paragraph"/>
    <style:style style:name="T70" style:parent-style-name="Fuentedepárrafopredeter." style:family="text">
      <style:text-properties fo:font-weight="bold" style:font-weight-asian="bold" style:font-weight-complex="bold"/>
    </style:style>
    <style:style style:name="P71" style:parent-style-name="Normal" style:list-style-name="LFO7" style:family="paragraph"/>
    <style:style style:name="T72" style:parent-style-name="Fuentedepárrafopredeter." style:family="text">
      <style:text-properties fo:font-weight="bold" style:font-weight-asian="bold" style:font-weight-complex="bold"/>
    </style:style>
    <style:style style:name="P73" style:parent-style-name="Normal" style:list-style-name="LFO7" style:family="paragraph"/>
    <style:style style:name="T74" style:parent-style-name="Fuentedepárrafopredeter." style:family="text">
      <style:text-properties fo:font-weight="bold" style:font-weight-asian="bold" style:font-weight-complex="bold"/>
    </style:style>
    <style:style style:name="P75" style:parent-style-name="Normal" style:list-style-name="LFO7" style:family="paragraph"/>
    <style:style style:name="P76" style:parent-style-name="Normal" style:list-style-name="LFO7" style:family="paragraph"/>
    <style:style style:name="P77" style:parent-style-name="Normal" style:list-style-name="LFO7" style:family="paragraph"/>
    <style:style style:name="T78" style:parent-style-name="Fuentedepárrafopredeter." style:family="text">
      <style:text-properties fo:font-weight="bold" style:font-weight-asian="bold" style:font-weight-complex="bold"/>
    </style:style>
    <style:style style:name="P79" style:parent-style-name="Normal" style:list-style-name="LFO7" style:family="paragraph"/>
    <style:style style:name="T80" style:parent-style-name="Fuentedepárrafopredeter." style:family="text">
      <style:text-properties fo:font-weight="bold" style:font-weight-asian="bold" style:font-weight-complex="bold"/>
    </style:style>
    <style:style style:name="P81" style:parent-style-name="Normal" style:list-style-name="LFO7" style:family="paragraph"/>
    <style:style style:name="P82" style:parent-style-name="Normal" style:list-style-name="LFO7" style:family="paragraph"/>
    <style:style style:name="P83" style:parent-style-name="Normal" style:list-style-name="LFO7" style:family="paragraph"/>
    <style:style style:name="P84" style:parent-style-name="Normal" style:list-style-name="LFO7" style:family="paragraph"/>
    <style:style style:name="T85" style:parent-style-name="Fuentedepárrafopredeter." style:family="text">
      <style:text-properties fo:font-weight="bold" style:font-weight-asian="bold" style:font-weight-complex="bold"/>
    </style:style>
    <style:style style:name="P86" style:parent-style-name="Normal" style:list-style-name="LFO7" style:family="paragraph"/>
    <style:style style:name="P87" style:parent-style-name="Normal" style:list-style-name="LFO7" style:family="paragraph"/>
    <style:style style:name="P88" style:parent-style-name="Normal" style:family="paragraph">
      <style:text-properties fo:font-weight="bold" style:font-weight-asian="bold" style:font-weight-complex="bold"/>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2336" draw:id="id1" draw:style-name="a1" draw:name="Cuadro de texto 111" text:anchor-type="paragraph" svg:x="1.24028in" svg:y="1.06389in" svg:width="6.05764in" svg:height="0.34583in" style:rel-width="scale" style:rel-height="scale"><draw:text-box><text:p text:style-name="P10"><text:span text:style-name="T11">14 de enero de 2026</text:span></text:p></draw:text-box><svg:title/><svg:desc/></draw:frame><draw:frame draw:z-index="251660288" draw:id="id2" draw:style-name="a2" draw:name="Cuadro de texto 113" text:anchor-type="paragraph" svg:x="1.24028in" svg:y="5.32014in" svg:width="6.05764in" svg:height="4.2375in" style:rel-width="scale" style:rel-height="scale"><draw:text-box><text:p text:style-name="P12"><text:span text:style-name="T13">TAREA 4.3 - Diseño y elaboración de gráficos de ventas</text:span></text:p><text:p text:style-name="P14"/></draw:text-box><svg:title/><svg:desc/></draw:frame><draw:g draw:z-index="251659264"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5"/>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19276885" office:target-frame-name="_top" xlink:show="replace"><text:span text:style-name="Hipervínculo">TAREA 4.3 - Diseño y elaboración de gráficos de ventas</text:span><text:tab/>2</text:a></text:p>
          <text:p text:style-name="P17"><text:a xlink:href="#_Toc219276886" office:target-frame-name="_top" xlink:show="replace"><text:span text:style-name="Hipervínculo">Ejercicio 1: Elección d</text:span><text:bookmark-start text:name="_Hlt219276888"/><text:bookmark-start text:name="_Hlt219276889"/><text:span text:style-name="Hipervínculo">e</text:span><text:bookmark-end text:name="_Hlt219276888"/><text:bookmark-end text:name="_Hlt219276889"/><text:span text:style-name="Hipervínculo">l gráfico adecuado</text:span><text:tab/>2</text:a></text:p>
          <text:p text:style-name="P18"><text:a xlink:href="#_Toc219276887" office:target-frame-name="_top" xlink:show="replace"><text:span text:style-name="Hipervínculo">Ejercicio 2: Práctica: elaboración del informe con Datapane</text:span><text:tab/>3</text:a></text:p>
        </text:index-body>
      </text:table-of-content>
      <text:p text:style-name="Normal"/>
      <text:p text:style-name="P19"/>
      <text:h text:style-name="Título1" text:outline-level="1"><text:bookmark-start text:name="_Toc219276885"/><text:soft-page-break/>TAREA 4.3 - Diseño y elaboración de gráficos de ventas<text:bookmark-end text:name="_Toc219276885"/></text:h>
      <text:p text:style-name="P20">Contexto</text:p>
      <text:p text:style-name="Normal">Nos han encargado el diseño de un conjunto de gráficos para incluir en los informes de ventas de una cadena de tiendas de deporte.</text:p>
      <text:p text:style-name="Normal">Los datos de ventas se encuentran en el fichero:</text:p>
      <text:p text:style-name="Normal">A partir de estos datos, se deberán analizar las ventas desde distintos puntos de vista, eligiendo el tipo de gráfico más adecuado en cada caso y generando posteriormente un informe Datapane en formato HTML.</text:p>
      <text:p text:style-name="Normal">La tarea consta de dos partes:</text:p>
      <text:list text:style-name="LFO1" text:continue-numbering="true">
        <text:list-item>
          <text:p text:style-name="P21"><text:span text:style-name="T22">Un ejercicio de análisis.</text:span></text:p>
        </text:list-item>
        <text:list-item>
          <text:p text:style-name="P23"><text:span text:style-name="T24">Una práctica de programación con Pandas y Datapane.</text:span></text:p>
        </text:list-item>
      </text:list>
      <text:h text:style-name="Título2" text:outline-level="2"><text:bookmark-start text:name="_Toc219276886"/>Ejercicio 1: Elección del gráfico adecuado<text:bookmark-end text:name="_Toc219276886"/></text:h>
      <text:p text:style-name="Normal">Antes de programar, es necesario reflexionar sobre qué tipo de gráfico es más adecuado para cada situación, desde el punto de vista del diseño de interfaces.</text:p>
      <text:p text:style-name="P25">Enunciado</text:p>
      <text:p text:style-name="Normal">Tenemos que representar la siguiente información:</text:p>
      <text:list text:style-name="LFO2" text:continue-numbering="true">
        <text:list-item>
          <text:p text:style-name="P26">La distribución de las ventas entre los distintos tipos de productos que vende la empresa, para ver cuáles tienen más importancia.</text:p>
        </text:list-item>
      </text:list>
      <text:p text:style-name="P27"><text:span text:style-name="T28">Gráfico adecuado:</text:span><text:s/><text:span text:style-name="T29">Gráfico de barras</text:span><text:s/></text:p>
      <text:p text:style-name="P30"><text:span text:style-name="T31">Justificación:</text:span><text:s/>Permite comparar de forma clara el volumen de ventas entre cada tipo de producto. La diferencia de altura entre barras hace muy evidente qué productos tienen más importancia en términos de ventas.</text:p>
      <text:list text:style-name="LFO2" text:continue-numbering="true">
        <text:list-item>
          <text:p text:style-name="P32">La evolución de las ventas totales de la empresa en los últimos 2 años, para comprobar cómo ha evolucionado el negocio.</text:p>
        </text:list-item>
      </text:list>
      <text:p text:style-name="P33"><text:span text:style-name="T34">Gráfico adecuado:</text:span><text:s/><text:span text:style-name="T35">Gráfico de líneas</text:span><text:s/></text:p>
      <text:p text:style-name="P36"><text:span text:style-name="T37">Justificación:</text:span><text:s/>Es el más adecuado para representar evolución temporal. Muestra de forma clara si las ventas suben, bajan o se mantienen entre un año y otro.</text:p>
      <text:list text:style-name="LFO2" text:continue-numbering="true">
        <text:list-item>
          <text:p text:style-name="P38">Las ventas totales en cada uno de los países donde la empresa tiene tiendas, para analizar qué mercados son más importantes.</text:p>
        </text:list-item>
      </text:list>
      <text:soft-page-break/>
      <text:p text:style-name="P39"><text:span text:style-name="T40">Gráfico adecuado:</text:span><text:s/><text:span text:style-name="T41">Gráfico de barras</text:span><text:s/></text:p>
      <text:p text:style-name="P42"><text:span text:style-name="T43">Justificación:</text:span><text:s/>Facilita la comparación entre países. Cada barra representa un país y permite ver rápidamente qué mercados son más fuertes y cuáles tienen menos ventas.</text:p>
      <text:p text:style-name="P44">Tarea</text:p>
      <text:p text:style-name="Normal">Para cada uno de los casos anteriores, indica:</text:p>
      <text:list text:style-name="LFO3" text:continue-numbering="true">
        <text:list-item>
          <text:p text:style-name="P45"><text:span text:style-name="T46">El tipo de gráfico más adecuado de los vistos en clase</text:span><text:s/>(líneas, barras o sectores).</text:p>
        </text:list-item>
        <text:list-item>
          <text:p text:style-name="P47"><text:span text:style-name="T48">Una breve justificación (1–2 frases)</text:span><text:s/>explicando el motivo de la elección.</text:p>
        </text:list-item>
      </text:list>
      <text:h text:style-name="Título2" text:outline-level="2"><text:bookmark-start text:name="_Toc219276887"/>Ejercicio 2: Práctica: elaboración del informe con Datapane<text:bookmark-end text:name="_Toc219276887"/></text:h>
      <text:p text:style-name="Normal">A partir del fichero<text:s/><text:span text:style-name="T49">DI_U05_A02_PP_E_01.csv</text:span>, deberás crear un programa en Python que genere un informe Datapane con los gráficos solicitados.</text:p>
      <text:p text:style-name="Normal">El informe se generará como un archivo HTML y deberá abrirse correctamente en el navegador.</text:p>
      <text:p text:style-name="P50">Gráficos que debe incluir el informe</text:p>
      <text:p text:style-name="Normal">El informe debe contener los siguientes gráficos, en este orden:</text:p>
      <text:p text:style-name="P51">1. Gráfico de sectores (tarta)</text:p>
      <text:list text:style-name="LFO4" text:continue-numbering="true">
        <text:list-item>
          <text:p text:style-name="P52"><text:span text:style-name="T53">Objetivo:</text:span><text:s/>representar la distribución de las ventas totales entre los distintos tipos de producto.</text:p>
        </text:list-item>
        <text:list-item>
          <text:p text:style-name="P54">Los datos deben agruparse por tipo de producto.</text:p>
        </text:list-item>
        <text:list-item>
          <text:p text:style-name="P55">El gráfico debe permitir identificar fácilmente qué productos tienen mayor peso en el total.</text:p>
        </text:list-item>
      </text:list>
      <text:p text:style-name="P56">2. Gráfico de líneas</text:p>
      <text:list text:style-name="LFO5" text:continue-numbering="true">
        <text:list-item>
          <text:p text:style-name="P57"><text:span text:style-name="T58">Objetivo:</text:span><text:s/>mostrar la evolución de las ventas totales de la empresa en los últimos 2 años.</text:p>
        </text:list-item>
        <text:list-item>
          <text:p text:style-name="P59"><text:span text:style-name="T60">Eje horizontal:</text:span><text:s/>años.</text:p>
        </text:list-item>
        <text:list-item>
          <text:p text:style-name="P61"><text:span text:style-name="T62">Eje vertical:</text:span><text:s/>ventas totales por año.</text:p>
        </text:list-item>
      </text:list>
      <text:p text:style-name="P63">3. Gráfico de barras</text:p>
      <text:list text:style-name="LFO6" text:continue-numbering="true">
        <text:list-item>
          <text:p text:style-name="P64"><text:span text:style-name="T65">Objetivo:</text:span><text:s/>representar las ventas totales por país.</text:p>
        </text:list-item>
        <text:list-item>
          <text:p text:style-name="P66">Cada barra debe corresponder a un país.</text:p>
        </text:list-item>
        <text:list-item>
          <text:p text:style-name="P67">El gráfico debe facilitar la comparación entre mercados.</text:p>
        </text:list-item>
      </text:list>
      <text:p text:style-name="P68">Entrega</text:p>
      <text:p text:style-name="Normal">La entrega constará de tres elementos obligatorios:</text:p>
      <text:list text:style-name="LFO7" text:continue-numbering="true">
        <text:list-item>
          <text:p text:style-name="P69"><text:span text:style-name="T70">Fichero HTML</text:span><text:s/>del informe generado con Datapane.</text:p>
        </text:list-item>
        <text:list-item>
          <text:p text:style-name="P71"><text:span text:style-name="T72">Código Python completo</text:span><text:s/>utilizado para crear el informe.</text:p>
        </text:list-item>
        <text:list-item>
          <text:p text:style-name="P73"><text:span text:style-name="T74">PDF</text:span><text:s/>apellido1_apellido2_nombre_T4.3.pdf con:</text:p>
          <text:list text:continue-numbering="true">
            <text:list-item>
              <text:p text:style-name="P75">Portada</text:p>
            </text:list-item>
            <text:list-item>
              <text:p text:style-name="P76">Índice paginado</text:p>
            </text:list-item>
            <text:list-item>
              <text:p text:style-name="P77">Resolución del<text:s/><text:span text:style-name="T78">Ejercicio 1</text:span><text:s/>debidamente justificado.</text:p>
            </text:list-item>
            <text:list-item>
              <text:p text:style-name="P79"><text:span text:style-name="T80">Ejercicio 2</text:span>:</text:p>
              <text:list text:continue-numbering="true">
                <text:list-item>
                  <text:p text:style-name="P81">Explicación de cómo has organizado el informe.</text:p>
                </text:list-item>
                <text:list-item>
                  <text:p text:style-name="P82">Justificación de las decisiones de diseño tomadas.</text:p>
                </text:list-item>
                <text:list-item>
                  <text:p text:style-name="P83">Qué tipo de usuario crees que utilizaría este informe.</text:p>
                </text:list-item>
              </text:list>
            </text:list-item>
            <text:list-item>
              <text:p text:style-name="P84"><text:span text:style-name="T85">Webgrafía obligatoria</text:span><text:s/>al final del documento, con al menos:</text:p>
              <text:list text:continue-numbering="true">
                <text:list-item>
                  <text:p text:style-name="P86">Documentación oficial de Datapane.</text:p>
                </text:list-item>
                <text:list-item>
                  <text:p text:style-name="P87">Alguna referencia relacionada con diseño de interfaces o visualización de datos.</text:p>
                </text:list-item>
              </text:list>
            </text:list-item>
          </text:list>
        </text:list-item>
      </text:list>
      <text:p text:style-name="P88">Rúbric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paragraph-properties fo:margin-top="0.1666in" fo:margin-bottom="0in" fo:line-height="107%"/>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8496B0" fo:letter-spacing="0.0416in"/>
    </style:style>
    <style:style style:name="T6" style:parent-style-name="Fuentedepárrafopredeter." style:family="text">
      <style:text-properties fo:color="#8496B0"/>
    </style:style>
    <style:style style:name="T7" style:parent-style-name="Fuentedepárrafopredeter." style:family="text">
      <style:text-properties fo:color="#323E4F"/>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TAREA 4.3 - Diseño y elaboración de gráficos de ventas</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 4.3 - Diseño y elaboración de gráficos de ventas</dc:title>
    <dc:description/>
    <dc:subject/>
    <meta:initial-creator>alumno</meta:initial-creator>
    <dc:creator>alumno</dc:creator>
    <meta:creation-date>2026-01-14T08:47:00Z</meta:creation-date>
    <dc:date>2026-01-14T09:01:00Z</dc:date>
    <meta:template xlink:href="Normal.dotm" xlink:type="simple"/>
    <meta:editing-cycles>1</meta:editing-cycles>
    <meta:editing-duration>PT840S</meta:editing-duration>
    <meta:document-statistic meta:page-count="5" meta:paragraph-count="8" meta:word-count="631" meta:character-count="4098" meta:row-count="28" meta:non-whitespace-character-count="3475"/>
  </office:meta>
</office:document-meta>
</file>